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06421" officeooo:paragraph-rsid="00006421"/>
    </style:style>
    <style:style style:name="P2" style:family="paragraph" style:parent-style-name="Standard">
      <style:text-properties fo:language="de" fo:country="DE" fo:font-weight="bold" officeooo:rsid="00006421" officeooo:paragraph-rsid="00006421" style:font-weight-asian="bold" style:font-weight-complex="bold"/>
    </style:style>
    <style:style style:name="P3" style:family="paragraph" style:parent-style-name="Standard">
      <style:text-properties fo:language="de" fo:country="DE" fo:font-weight="normal" officeooo:rsid="00006421" officeooo:paragraph-rsid="00006421" style:font-weight-asian="normal" style:font-weight-complex="normal"/>
    </style:style>
    <style:style style:name="P4" style:family="paragraph" style:parent-style-name="Standard">
      <style:text-properties fo:language="de" fo:country="DE" fo:font-weight="normal" officeooo:rsid="0000fa92" officeooo:paragraph-rsid="0000fa92" style:font-weight-asian="normal" style:font-weight-complex="normal"/>
    </style:style>
    <style:style style:name="P5" style:family="paragraph" style:parent-style-name="Standard">
      <style:text-properties fo:language="de" fo:country="DE" fo:font-weight="normal" officeooo:rsid="00027e4f" officeooo:paragraph-rsid="00027e4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mponenten:</text:p>
      <text:p text:style-name="P1"/>
      <text:p text:style-name="P1">- Server</text:p>
      <text:p text:style-name="P1">- Spielleiter</text:p>
      <text:p text:style-name="P1">- Spielsession</text:p>
      <text:p text:style-name="P1">- Spieler</text:p>
      <text:p text:style-name="P1"/>
      <text:p text:style-name="P2">Server</text:p>
      <text:p text:style-name="P2"><text:span text:style-name="T1"/></text:p>
      <text:p text:style-name="P2"><text:span text:style-name="T1">Der Server hält die Verbindungen zu den Spielern und sorgt dafür, dass kein Spieler ein Wort kriegt, dass ein anderer Spieler in dieser Session schon einmal hatte</text:span></text:p>
      <text:p text:style-name="P2"><text:span text:style-name="T1"/></text:p>
      <text:p text:style-name="P2">Spielleiter</text:p>
      <text:p text:style-name="P2"/>
      <text:p text:style-name="P3">Der Spielleiter ist die Person, die das Spiel aufgemacht hat.</text:p>
      <text:p text:style-name="P3">Der Spielleiter wählt die nächste Person aus, die einen Begriff erklären soll.</text:p>
      <text:p text:style-name="P3">Der Spieler der ausgewählt wurde, muss seine Auswahl bestätigen.</text:p>
      <text:p text:style-name="P3">Hat der Spieler seine Auswahl bestätigt, kriegt er 3 Sekunden später seinen Begriff zugewiesen.</text:p>
      <text:p text:style-name="P3">Sobald der Spieler seinen Begriff sieht, hat er nochmal 5 Sekunden Zeit.</text:p>
      <text:p text:style-name="P3">Danach beginnt der Timer, für den Spieler in dessen Zeitrahmen er versuchen muss den Begriff zu erklären.</text:p>
      <text:p text:style-name="P5">Falls der Spieler den Begriff erfolgreich erklären konnte, soll der Spieler einen Knopf klicken können, mit dem er seine Runde beenden kann.</text:p>
      <text:p text:style-name="P4">Falls der vom Spielleiter ausgewählte Spieler nicht innerhalb von 10 Sekunden annimmt, soll die Auswahl automatisch abgebrochen werden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20-05-22T17:47:45.594000000</dc:date>
    <dc:creator>Kai Friedrich</dc:creator>
    <meta:editing-duration>PT9M29S</meta:editing-duration>
    <meta:editing-cycles>3</meta:editing-cycles>
    <meta:document-statistic meta:table-count="0" meta:image-count="0" meta:object-count="0" meta:page-count="1" meta:paragraph-count="16" meta:word-count="152" meta:character-count="985" meta:non-whitespace-character-count="849"/>
  </office:meta>
</office:document-meta>
</file>